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7a7a5a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draw:stroke="none" svg:stroke-width="0.001cm" draw:fill-color="#b7b79d"/>
    </style:style>
    <style:style style:name="gr5" style:family="graphic" style:parent-style-name="standard">
      <style:graphic-properties svg:stroke-width="0.001cm" svg:stroke-color="#7a7a5a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2.962cm" svg:y="-5cm"/>
          <draw:glue-point draw:id="5" svg:x="5cm" svg:y="-5cm"/>
          <draw:glue-point draw:id="6" svg:x="1.019cm" svg:y="-5cm"/>
          <draw:glue-point draw:id="7" svg:x="-5cm" svg:y="5cm"/>
          <draw:glue-point draw:id="8" svg:x="2.958cm" svg:y="5cm"/>
          <draw:glue-point draw:id="9" svg:x="-1.021cm" svg:y="5cm"/>
          <draw:glue-point draw:id="10" svg:x="-5cm" svg:y="-3.442cm"/>
          <draw:glue-point draw:id="11" svg:x="-5cm" svg:y="0.779cm"/>
          <draw:glue-point draw:id="12" svg:x="5cm" svg:y="3.405cm"/>
          <draw:glue-point draw:id="13" svg:x="5cm" svg:y="-0.798cm"/>
          <draw:glue-point draw:id="14" svg:x="-0.001cm" svg:y="-0.006cm"/>
          <draw:polygon draw:style-name="gr1" draw:layer="layout" svg:width="0.314cm" svg:height="1.986cm" svg:x="1.222cm" svg:y="0.014cm" svg:viewBox="0 0 315 1987" draw:points="0,311 315,0 315,1660 0,1987">
            <text:p/>
          </draw:polygon>
          <draw:path draw:style-name="gr2" draw:layer="layout" svg:width="0.307cm" svg:height="1.979cm" svg:x="1.222cm" svg:y="0.021cm" svg:viewBox="0 0 308 1980" svg:d="m0 304 308-304zm0 1660-308 320v-1676zm0 0z">
            <text:p/>
          </draw:path>
          <draw:polygon draw:style-name="gr3" draw:layer="layout" svg:width="1.536cm" svg:height="0.312cm" svg:x="0cm" svg:y="0cm" svg:viewBox="0 0 1537 313" draw:points="313,0 0,313 1223,313 1537,0">
            <text:p/>
          </draw:polygon>
          <draw:polygon draw:style-name="gr3" draw:layer="layout" svg:width="1.536cm" svg:height="0.312cm" svg:x="0cm" svg:y="0cm" svg:viewBox="0 0 1537 313" draw:points="313,0 0,313 1223,313 1537,0">
            <text:p/>
          </draw:polygon>
          <draw:path draw:style-name="gr2" draw:layer="layout" svg:width="1.529cm" svg:height="0.312cm" svg:x="0cm" svg:y="0cm" svg:viewBox="0 0 1530 313" svg:d="m313 0-313 313h1223l307-307zm0-6h-1217zm0 0z">
            <text:p/>
          </draw:path>
          <draw:polygon draw:style-name="gr4" draw:layer="layout" svg:width="1.222cm" svg:height="1.688cm" svg:x="0cm" svg:y="0.312cm" svg:viewBox="0 0 1223 1689" draw:points="1223,1689 0,1689 0,0 1223,0">
            <text:p/>
          </draw:polygon>
          <draw:polygon draw:style-name="gr2" draw:layer="layout" svg:width="1.222cm" svg:height="1.688cm" svg:x="0cm" svg:y="0.312cm" svg:viewBox="0 0 1223 1689" draw:points="1223,1689 0,1689 0,0 1223,0">
            <text:p/>
          </draw:polygon>
          <draw:polygon draw:style-name="gr3" draw:layer="layout" svg:width="0.149cm" svg:height="0.178cm" svg:x="0.104cm" svg:y="0.445cm" svg:viewBox="0 0 150 179" draw:points="0,0 150,0 150,179 0,179">
            <text:p/>
          </draw:polygon>
          <draw:polygon draw:style-name="gr5" draw:layer="layout" svg:width="0.149cm" svg:height="0.177cm" svg:x="0.104cm" svg:y="0.445cm" svg:viewBox="0 0 150 178" draw:points="0,0 150,0 150,178 0,178">
            <text:p/>
          </draw:polygon>
          <draw:polygon draw:style-name="gr3" draw:layer="layout" svg:width="0.164cm" svg:height="0.178cm" svg:x="0.313cm" svg:y="0.445cm" svg:viewBox="0 0 165 179" draw:points="0,0 165,0 165,179 0,179">
            <text:p/>
          </draw:polygon>
          <draw:polygon draw:style-name="gr5" draw:layer="layout" svg:width="0.164cm" svg:height="0.177cm" svg:x="0.313cm" svg:y="0.445cm" svg:viewBox="0 0 165 178" draw:points="0,0 165,0 165,178 0,178">
            <text:p/>
          </draw:polygon>
          <draw:polygon draw:style-name="gr3" draw:layer="layout" svg:width="0.149cm" svg:height="0.178cm" svg:x="0.537cm" svg:y="0.445cm" svg:viewBox="0 0 150 179" draw:points="0,0 150,0 150,179 0,179">
            <text:p/>
          </draw:polygon>
          <draw:polygon draw:style-name="gr5" draw:layer="layout" svg:width="0.149cm" svg:height="0.177cm" svg:x="0.537cm" svg:y="0.445cm" svg:viewBox="0 0 150 178" draw:points="0,0 150,0 150,178 0,178">
            <text:p/>
          </draw:polygon>
          <draw:polygon draw:style-name="gr3" draw:layer="layout" svg:width="0.165cm" svg:height="0.178cm" svg:x="0.745cm" svg:y="0.445cm" svg:viewBox="0 0 166 179" draw:points="0,0 166,0 166,179 0,179">
            <text:p/>
          </draw:polygon>
          <draw:polygon draw:style-name="gr5" draw:layer="layout" svg:width="0.164cm" svg:height="0.177cm" svg:x="0.745cm" svg:y="0.445cm" svg:viewBox="0 0 165 178" draw:points="0,0 165,0 165,178 0,178">
            <text:p/>
          </draw:polygon>
          <draw:polygon draw:style-name="gr3" draw:layer="layout" svg:width="0.149cm" svg:height="0.177cm" svg:x="0.104cm" svg:y="0.711cm" svg:viewBox="0 0 150 178" draw:points="0,0 150,0 150,178 0,178">
            <text:p/>
          </draw:polygon>
          <draw:polygon draw:style-name="gr5" draw:layer="layout" svg:width="0.149cm" svg:height="0.177cm" svg:x="0.104cm" svg:y="0.711cm" svg:viewBox="0 0 150 178" draw:points="0,0 150,0 150,178 0,178">
            <text:p/>
          </draw:polygon>
          <draw:polygon draw:style-name="gr3" draw:layer="layout" svg:width="0.164cm" svg:height="0.177cm" svg:x="0.313cm" svg:y="0.711cm" svg:viewBox="0 0 165 178" draw:points="0,0 165,0 165,178 0,178">
            <text:p/>
          </draw:polygon>
          <draw:polygon draw:style-name="gr5" draw:layer="layout" svg:width="0.164cm" svg:height="0.177cm" svg:x="0.313cm" svg:y="0.711cm" svg:viewBox="0 0 165 178" draw:points="0,0 165,0 165,178 0,178">
            <text:p/>
          </draw:polygon>
          <draw:polygon draw:style-name="gr3" draw:layer="layout" svg:width="0.149cm" svg:height="0.177cm" svg:x="0.537cm" svg:y="0.711cm" svg:viewBox="0 0 150 178" draw:points="0,0 150,0 150,178 0,178">
            <text:p/>
          </draw:polygon>
          <draw:polygon draw:style-name="gr5" draw:layer="layout" svg:width="0.149cm" svg:height="0.177cm" svg:x="0.537cm" svg:y="0.711cm" svg:viewBox="0 0 150 178" draw:points="0,0 150,0 150,178 0,178">
            <text:p/>
          </draw:polygon>
          <draw:polygon draw:style-name="gr3" draw:layer="layout" svg:width="0.165cm" svg:height="0.177cm" svg:x="0.745cm" svg:y="0.711cm" svg:viewBox="0 0 166 178" draw:points="0,0 166,0 166,178 0,178">
            <text:p/>
          </draw:polygon>
          <draw:polygon draw:style-name="gr5" draw:layer="layout" svg:width="0.164cm" svg:height="0.177cm" svg:x="0.745cm" svg:y="0.711cm" svg:viewBox="0 0 165 178" draw:points="0,0 165,0 165,178 0,178">
            <text:p/>
          </draw:polygon>
          <draw:polygon draw:style-name="gr3" draw:layer="layout" svg:width="0.149cm" svg:height="0.178cm" svg:x="0.104cm" svg:y="0.978cm" svg:viewBox="0 0 150 179" draw:points="0,0 150,0 150,179 0,179">
            <text:p/>
          </draw:polygon>
          <draw:polygon draw:style-name="gr5" draw:layer="layout" svg:width="0.149cm" svg:height="0.177cm" svg:x="0.104cm" svg:y="0.978cm" svg:viewBox="0 0 150 178" draw:points="0,0 150,0 150,178 0,178">
            <text:p/>
          </draw:polygon>
          <draw:polygon draw:style-name="gr3" draw:layer="layout" svg:width="0.164cm" svg:height="0.178cm" svg:x="0.313cm" svg:y="0.978cm" svg:viewBox="0 0 165 179" draw:points="0,0 165,0 165,179 0,179">
            <text:p/>
          </draw:polygon>
          <draw:polygon draw:style-name="gr5" draw:layer="layout" svg:width="0.164cm" svg:height="0.177cm" svg:x="0.313cm" svg:y="0.978cm" svg:viewBox="0 0 165 178" draw:points="0,0 165,0 165,178 0,178">
            <text:p/>
          </draw:polygon>
          <draw:polygon draw:style-name="gr3" draw:layer="layout" svg:width="0.149cm" svg:height="0.178cm" svg:x="0.537cm" svg:y="0.978cm" svg:viewBox="0 0 150 179" draw:points="0,0 150,0 150,179 0,179">
            <text:p/>
          </draw:polygon>
          <draw:polygon draw:style-name="gr5" draw:layer="layout" svg:width="0.149cm" svg:height="0.177cm" svg:x="0.537cm" svg:y="0.978cm" svg:viewBox="0 0 150 178" draw:points="0,0 150,0 150,178 0,178">
            <text:p/>
          </draw:polygon>
          <draw:polygon draw:style-name="gr3" draw:layer="layout" svg:width="0.165cm" svg:height="0.178cm" svg:x="0.745cm" svg:y="0.978cm" svg:viewBox="0 0 166 179" draw:points="0,0 166,0 166,179 0,179">
            <text:p/>
          </draw:polygon>
          <draw:polygon draw:style-name="gr5" draw:layer="layout" svg:width="0.164cm" svg:height="0.177cm" svg:x="0.745cm" svg:y="0.978cm" svg:viewBox="0 0 165 178" draw:points="0,0 165,0 165,178 0,178">
            <text:p/>
          </draw:polygon>
          <draw:polygon draw:style-name="gr3" draw:layer="layout" svg:width="0.149cm" svg:height="0.193cm" svg:x="0.104cm" svg:y="1.244cm" svg:viewBox="0 0 150 194" draw:points="0,0 150,0 150,194 0,194">
            <text:p/>
          </draw:polygon>
          <draw:polygon draw:style-name="gr5" draw:layer="layout" svg:width="0.149cm" svg:height="0.192cm" svg:x="0.104cm" svg:y="1.244cm" svg:viewBox="0 0 150 193" draw:points="0,0 150,0 150,193 0,193">
            <text:p/>
          </draw:polygon>
          <draw:polygon draw:style-name="gr3" draw:layer="layout" svg:width="0.164cm" svg:height="0.193cm" svg:x="0.313cm" svg:y="1.244cm" svg:viewBox="0 0 165 194" draw:points="0,0 165,0 165,194 0,194">
            <text:p/>
          </draw:polygon>
          <draw:polygon draw:style-name="gr5" draw:layer="layout" svg:width="0.164cm" svg:height="0.192cm" svg:x="0.313cm" svg:y="1.244cm" svg:viewBox="0 0 165 193" draw:points="0,0 165,0 165,193 0,193">
            <text:p/>
          </draw:polygon>
          <draw:polygon draw:style-name="gr3" draw:layer="layout" svg:width="0.149cm" svg:height="0.193cm" svg:x="0.537cm" svg:y="1.244cm" svg:viewBox="0 0 150 194" draw:points="0,0 150,0 150,194 0,194">
            <text:p/>
          </draw:polygon>
          <draw:polygon draw:style-name="gr5" draw:layer="layout" svg:width="0.149cm" svg:height="0.192cm" svg:x="0.537cm" svg:y="1.244cm" svg:viewBox="0 0 150 193" draw:points="0,0 150,0 150,193 0,193">
            <text:p/>
          </draw:polygon>
          <draw:polygon draw:style-name="gr3" draw:layer="layout" svg:width="0.165cm" svg:height="0.193cm" svg:x="0.745cm" svg:y="1.244cm" svg:viewBox="0 0 166 194" draw:points="0,0 166,0 166,194 0,194">
            <text:p/>
          </draw:polygon>
          <draw:polygon draw:style-name="gr5" draw:layer="layout" svg:width="0.164cm" svg:height="0.192cm" svg:x="0.745cm" svg:y="1.244cm" svg:viewBox="0 0 165 193" draw:points="0,0 165,0 165,193 0,193">
            <text:p/>
          </draw:polygon>
          <draw:polygon draw:style-name="gr3" draw:layer="layout" svg:width="0.149cm" svg:height="0.177cm" svg:x="0.104cm" svg:y="1.526cm" svg:viewBox="0 0 150 178" draw:points="0,0 150,0 150,178 0,178">
            <text:p/>
          </draw:polygon>
          <draw:polygon draw:style-name="gr5" draw:layer="layout" svg:width="0.149cm" svg:height="0.177cm" svg:x="0.104cm" svg:y="1.526cm" svg:viewBox="0 0 150 178" draw:points="0,0 150,0 150,178 0,178">
            <text:p/>
          </draw:polygon>
          <draw:polygon draw:style-name="gr3" draw:layer="layout" svg:width="0.164cm" svg:height="0.177cm" svg:x="0.313cm" svg:y="1.526cm" svg:viewBox="0 0 165 178" draw:points="0,0 165,0 165,178 0,178">
            <text:p/>
          </draw:polygon>
          <draw:polygon draw:style-name="gr5" draw:layer="layout" svg:width="0.164cm" svg:height="0.177cm" svg:x="0.313cm" svg:y="1.526cm" svg:viewBox="0 0 165 178" draw:points="0,0 165,0 165,178 0,178">
            <text:p/>
          </draw:polygon>
          <draw:polygon draw:style-name="gr3" draw:layer="layout" svg:width="0.149cm" svg:height="0.177cm" svg:x="0.537cm" svg:y="1.526cm" svg:viewBox="0 0 150 178" draw:points="0,0 150,0 150,178 0,178">
            <text:p/>
          </draw:polygon>
          <draw:polygon draw:style-name="gr5" draw:layer="layout" svg:width="0.149cm" svg:height="0.177cm" svg:x="0.537cm" svg:y="1.526cm" svg:viewBox="0 0 150 178" draw:points="0,0 150,0 150,178 0,178">
            <text:p/>
          </draw:polygon>
          <draw:polygon draw:style-name="gr3" draw:layer="layout" svg:width="0.165cm" svg:height="0.177cm" svg:x="0.745cm" svg:y="1.526cm" svg:viewBox="0 0 166 178" draw:points="0,0 166,0 166,178 0,178">
            <text:p/>
          </draw:polygon>
          <draw:polygon draw:style-name="gr5" draw:layer="layout" svg:width="0.164cm" svg:height="0.177cm" svg:x="0.745cm" svg:y="1.526cm" svg:viewBox="0 0 165 178" draw:points="0,0 165,0 165,178 0,178">
            <text:p/>
          </draw:polygon>
          <draw:polygon draw:style-name="gr3" draw:layer="layout" svg:width="0.165cm" svg:height="0.178cm" svg:x="0.745cm" svg:y="0.445cm" svg:viewBox="0 0 166 179" draw:points="0,0 166,0 166,179 0,179">
            <text:p/>
          </draw:polygon>
          <draw:polygon draw:style-name="gr5" draw:layer="layout" svg:width="0.164cm" svg:height="0.177cm" svg:x="0.745cm" svg:y="0.445cm" svg:viewBox="0 0 165 178" draw:points="0,0 165,0 165,178 0,178">
            <text:p/>
          </draw:polygon>
          <draw:polygon draw:style-name="gr3" draw:layer="layout" svg:width="0.149cm" svg:height="0.178cm" svg:x="0.969cm" svg:y="0.445cm" svg:viewBox="0 0 150 179" draw:points="0,0 150,0 150,179 0,179">
            <text:p/>
          </draw:polygon>
          <draw:polygon draw:style-name="gr5" draw:layer="layout" svg:width="0.149cm" svg:height="0.177cm" svg:x="0.969cm" svg:y="0.445cm" svg:viewBox="0 0 150 178" draw:points="0,0 150,0 150,178 0,178">
            <text:p/>
          </draw:polygon>
          <draw:polygon draw:style-name="gr3" draw:layer="layout" svg:width="0.165cm" svg:height="0.177cm" svg:x="0.745cm" svg:y="0.711cm" svg:viewBox="0 0 166 178" draw:points="0,0 166,0 166,178 0,178">
            <text:p/>
          </draw:polygon>
          <draw:polygon draw:style-name="gr5" draw:layer="layout" svg:width="0.164cm" svg:height="0.177cm" svg:x="0.745cm" svg:y="0.711cm" svg:viewBox="0 0 165 178" draw:points="0,0 165,0 165,178 0,178">
            <text:p/>
          </draw:polygon>
          <draw:polygon draw:style-name="gr3" draw:layer="layout" svg:width="0.149cm" svg:height="0.177cm" svg:x="0.969cm" svg:y="0.711cm" svg:viewBox="0 0 150 178" draw:points="0,0 150,0 150,178 0,178">
            <text:p/>
          </draw:polygon>
          <draw:polygon draw:style-name="gr5" draw:layer="layout" svg:width="0.149cm" svg:height="0.177cm" svg:x="0.969cm" svg:y="0.711cm" svg:viewBox="0 0 150 178" draw:points="0,0 150,0 150,178 0,178">
            <text:p/>
          </draw:polygon>
          <draw:polygon draw:style-name="gr3" draw:layer="layout" svg:width="0.165cm" svg:height="0.178cm" svg:x="0.745cm" svg:y="0.978cm" svg:viewBox="0 0 166 179" draw:points="0,0 166,0 166,179 0,179">
            <text:p/>
          </draw:polygon>
          <draw:polygon draw:style-name="gr5" draw:layer="layout" svg:width="0.164cm" svg:height="0.177cm" svg:x="0.745cm" svg:y="0.978cm" svg:viewBox="0 0 165 178" draw:points="0,0 165,0 165,178 0,178">
            <text:p/>
          </draw:polygon>
          <draw:polygon draw:style-name="gr3" draw:layer="layout" svg:width="0.149cm" svg:height="0.178cm" svg:x="0.969cm" svg:y="0.978cm" svg:viewBox="0 0 150 179" draw:points="0,0 150,0 150,179 0,179">
            <text:p/>
          </draw:polygon>
          <draw:polygon draw:style-name="gr5" draw:layer="layout" svg:width="0.149cm" svg:height="0.177cm" svg:x="0.969cm" svg:y="0.978cm" svg:viewBox="0 0 150 178" draw:points="0,0 150,0 150,178 0,178">
            <text:p/>
          </draw:polygon>
          <draw:polygon draw:style-name="gr3" draw:layer="layout" svg:width="0.165cm" svg:height="0.193cm" svg:x="0.745cm" svg:y="1.244cm" svg:viewBox="0 0 166 194" draw:points="0,0 166,0 166,194 0,194">
            <text:p/>
          </draw:polygon>
          <draw:polygon draw:style-name="gr5" draw:layer="layout" svg:width="0.164cm" svg:height="0.192cm" svg:x="0.745cm" svg:y="1.244cm" svg:viewBox="0 0 165 193" draw:points="0,0 165,0 165,193 0,193">
            <text:p/>
          </draw:polygon>
          <draw:polygon draw:style-name="gr3" draw:layer="layout" svg:width="0.149cm" svg:height="0.193cm" svg:x="0.969cm" svg:y="1.244cm" svg:viewBox="0 0 150 194" draw:points="0,0 150,0 150,194 0,194">
            <text:p/>
          </draw:polygon>
          <draw:polygon draw:style-name="gr5" draw:layer="layout" svg:width="0.149cm" svg:height="0.192cm" svg:x="0.969cm" svg:y="1.244cm" svg:viewBox="0 0 150 193" draw:points="0,0 150,0 150,193 0,193">
            <text:p/>
          </draw:polygon>
          <draw:polygon draw:style-name="gr3" draw:layer="layout" svg:width="0.165cm" svg:height="0.177cm" svg:x="0.745cm" svg:y="1.526cm" svg:viewBox="0 0 166 178" draw:points="0,0 166,0 166,178 0,178">
            <text:p/>
          </draw:polygon>
          <draw:polygon draw:style-name="gr5" draw:layer="layout" svg:width="0.164cm" svg:height="0.177cm" svg:x="0.745cm" svg:y="1.526cm" svg:viewBox="0 0 165 178" draw:points="0,0 165,0 165,178 0,178">
            <text:p/>
          </draw:polygon>
          <draw:polygon draw:style-name="gr3" draw:layer="layout" svg:width="0.149cm" svg:height="0.177cm" svg:x="0.969cm" svg:y="1.526cm" svg:viewBox="0 0 150 178" draw:points="0,0 150,0 150,178 0,178">
            <text:p/>
          </draw:polygon>
          <draw:polygon draw:style-name="gr5" draw:layer="layout" svg:width="0.149cm" svg:height="0.177cm" svg:x="0.969cm" svg:y="1.526cm" svg:viewBox="0 0 150 178" draw:points="0,0 150,0 150,178 0,17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Branch office</dc:title>
    <meta:creation-date>2011-02-07T16:35:02</meta:creation-date>
    <meta:editing-duration>P0D</meta:editing-duration>
    <meta:editing-cycles>1</meta:editing-cycles>
    <meta:document-statistic meta:object-count="68"/>
    <meta:generator>OpenOffice.org/3.3$Linux OpenOffice.org_project/330m20$Build-9567</meta:generator>
  </office:meta>
</office:document-meta>
</file>